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urier1" svg:font-family="Courier"/>
    <style:font-face style:name="Georgia1" svg:font-family="Georgia"/>
    <style:font-face style:name="OpenSymbol" svg:font-family="OpenSymbol"/>
    <style:font-face style:name="Courier" svg:font-family="Courier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4403in" table:align="right"/>
    </style:style>
    <style:style style:name="Table4.A" style:family="table-column">
      <style:table-column-properties style:column-width="3.1563in"/>
    </style:style>
    <style:style style:name="Table4.B" style:family="table-column">
      <style:table-column-properties style:column-width="1.5618in"/>
    </style:style>
    <style:style style:name="Table4.C" style:family="table-column">
      <style:table-column-properties style:column-width="1.7222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4431in" fo:margin-left="0.4903in" fo:margin-right="-0.0083in" table:align="margins"/>
    </style:style>
    <style:style style:name="Table3.A" style:family="table-column">
      <style:table-column-properties style:column-width="0.9194in" style:rel-column-width="9352*"/>
    </style:style>
    <style:style style:name="Table3.B" style:family="table-column">
      <style:table-column-properties style:column-width="0.9465in" style:rel-column-width="9627*"/>
    </style:style>
    <style:style style:name="Table3.C" style:family="table-column">
      <style:table-column-properties style:column-width="4.5771in" style:rel-column-width="46556*"/>
    </style:style>
    <style:style style:name="Table3.1" style:family="table-row">
      <style:table-row-properties style:min-row-height="1.4604in"/>
    </style:style>
    <style:style style:name="Table3.A1" style:family="table-cell">
      <style:table-cell-properties fo:padding="0.0382in" fo:border="none"/>
    </style:style>
    <style:style style:name="Table2" style:family="table">
      <style:table-properties style:width="4.3708in" fo:margin-left="0.4736in" fo:margin-right="2.0806in" table:align="margins"/>
    </style:style>
    <style:style style:name="Table2.A" style:family="table-column">
      <style:table-column-properties style:column-width="0.9611in" style:rel-column-width="14410*"/>
    </style:style>
    <style:style style:name="Table2.B" style:family="table-column">
      <style:table-column-properties style:column-width="1.9486in" style:rel-column-width="29216*"/>
    </style:style>
    <style:style style:name="Table2.C" style:family="table-column">
      <style:table-column-properties style:column-width="1.4611in" style:rel-column-width="21909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table:align="margins" style:shadow="none"/>
    </style:style>
    <style:style style:name="Table5.A" style:family="table-column">
      <style:table-column-properties style:column-width="1.9285in" style:rel-column-width="2777*"/>
    </style:style>
    <style:style style:name="Table5.B" style:family="table-column">
      <style:table-column-properties style:column-width="2.4736in" style:rel-column-width="3562*"/>
    </style:style>
    <style:style style:name="Table5.C" style:family="table-column">
      <style:table-column-properties style:column-width="2.5229in" style:rel-column-width="3633*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text-properties style:font-name="Georgia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Georgia" fo:font-size="12pt" style:font-size-asian="12pt" style:font-size-complex="12pt"/>
    </style:style>
    <style:style style:name="P3" style:family="paragraph" style:parent-style-name="Standard">
      <style:text-properties style:font-name="Courier" fo:font-size="8pt" style:font-size-asian="8pt" style:font-size-complex="8pt"/>
    </style:style>
    <style:style style:name="P4" style:family="paragraph" style:parent-style-name="Table_20_Contents">
      <style:text-properties style:font-name="Georgia" fo:font-size="8pt" style:font-size-asian="8pt" style:font-size-complex="8pt"/>
    </style:style>
    <style:style style:name="P5" style:family="paragraph" style:parent-style-name="Table_20_Contents">
      <style:paragraph-properties fo:text-align="end" style:justify-single-word="false"/>
      <style:text-properties style:font-name="Georgia" fo:font-size="8pt" style:font-size-asian="8pt" style:font-size-complex="8pt"/>
    </style:style>
    <style:style style:name="P6" style:family="paragraph" style:parent-style-name="Table_20_Contents">
      <style:text-properties style:font-name="Georgia" fo:font-size="8pt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text-properties style:font-name="Courier" fo:font-size="8pt" style:font-size-asian="8pt" style:font-size-complex="8pt"/>
    </style:style>
    <style:style style:name="P8" style:family="paragraph" style:parent-style-name="Table_20_Contents">
      <style:text-properties fo:color="#009933" style:font-name="Courier" fo:font-size="8pt" style:font-size-asian="8pt" style:font-size-complex="8pt"/>
    </style:style>
    <style:style style:name="P9" style:family="paragraph" style:parent-style-name="Table_20_Contents">
      <style:text-properties fo:color="#009900" style:font-name="Courier" fo:font-size="8pt" style:font-size-asian="8pt" style:font-size-complex="8pt"/>
    </style:style>
    <style:style style:name="P10" style:family="paragraph" style:parent-style-name="Text_20_body" style:list-style-name="L1">
      <style:text-properties style:font-name="Georgia1" fo:font-size="8pt" fo:font-style="normal" style:font-style-asian="normal" style:font-style-complex="normal"/>
    </style:style>
    <style:style style:name="P11" style:family="paragraph" style:parent-style-name="Text_20_body" style:list-style-name="L1">
      <style:text-properties style:font-name="Georgia1" fo:font-size="8pt"/>
    </style:style>
    <style:style style:name="P12" style:family="paragraph" style:parent-style-name="Standard" style:list-style-name="L1">
      <style:text-properties style:font-name="Georgia" fo:font-size="8pt" style:font-size-asian="8pt" style:font-size-complex="8pt"/>
    </style:style>
    <style:style style:name="P13" style:family="paragraph" style:parent-style-name="Standard" style:list-style-name="L1">
      <style:text-properties style:font-name="Georgia" fo:font-size="8pt" fo:font-weight="normal" style:font-size-asian="8pt" style:font-weight-asian="normal" style:font-size-complex="8pt" style:font-weight-complex="normal"/>
    </style:style>
    <style:style style:name="P14" style:family="paragraph" style:parent-style-name="Standard">
      <style:text-properties fo:font-size="8pt" style:font-size-asian="8pt" style:font-size-complex="8pt"/>
    </style:style>
    <style:style style:name="P15" style:family="paragraph" style:parent-style-name="Standard" style:list-style-name="L1">
      <style:text-properties fo:font-size="8pt" style:font-size-asian="8pt" style:font-size-complex="8pt"/>
    </style:style>
    <style:style style:name="P16" style:family="paragraph" style:parent-style-name="Standard" style:list-style-name="L1">
      <style:text-properties style:font-name="Courier" fo:font-size="8pt" style:font-size-asian="8pt" style:font-size-complex="8pt"/>
    </style:style>
    <style:style style:name="P17" style:family="paragraph" style:parent-style-name="Standard" style:list-style-name="L1">
      <style:text-properties style:font-name="Courier" fo:font-size="8pt" style:text-underline-style="none" style:font-size-asian="8pt" style:font-size-complex="8pt"/>
    </style:style>
    <style:style style:name="P18" style:family="paragraph" style:parent-style-name="Standard">
      <style:text-properties fo:color="#009900" style:font-name="Courier" fo:font-size="8pt" style:font-size-asian="8pt" style:font-size-complex="8pt"/>
    </style:style>
    <style:style style:name="P19" style:family="paragraph" style:parent-style-name="Standard" style:list-style-name="L1">
      <style:text-properties fo:color="#009900" style:font-name="Courier" fo:font-size="8pt" style:font-size-asian="8pt" style:font-size-complex="8pt"/>
    </style:style>
    <style:style style:name="P20" style:family="paragraph" style:parent-style-name="Standard" style:list-style-name="L1">
      <style:text-properties fo:color="#009900" style:font-name="Courier" fo:font-size="8pt" style:text-underline-style="none" style:font-size-asian="8pt" style:font-size-complex="8pt"/>
    </style:style>
    <style:style style:name="P21" style:family="paragraph" style:parent-style-name="Standard" style:list-style-name="L1">
      <style:text-properties style:font-name="Courier1" fo:font-size="8pt" fo:font-weight="normal" style:font-size-asian="8pt" style:font-weight-asian="normal" style:font-size-complex="8pt" style:font-weight-complex="normal"/>
    </style:style>
    <style:style style:name="P22" style:family="paragraph" style:parent-style-name="Standard" style:list-style-name="L1">
      <style:paragraph-properties fo:break-before="column"/>
      <style:text-properties style:font-name="Georgia" fo:font-size="8pt" style:font-size-asian="8pt" style:font-size-complex="8pt"/>
    </style:style>
    <style:style style:name="P23" style:family="paragraph" style:parent-style-name="Standard" style:list-style-name="L1">
      <style:paragraph-properties fo:break-before="column"/>
      <style:text-properties style:font-name="Courier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Georgia"/>
    </style:style>
    <style:style style:name="T4" style:family="text">
      <style:text-properties style:font-name="Georgia" fo:font-weight="bold" style:font-weight-asian="bold" style:font-weight-complex="bold"/>
    </style:style>
    <style:style style:name="T5" style:family="text">
      <style:text-properties style:font-name="Georgia" fo:font-weight="normal" style:font-size-asian="8pt" style:font-weight-asian="normal" style:font-size-complex="8pt" style:font-weight-complex="normal"/>
    </style:style>
    <style:style style:name="T6" style:family="text">
      <style:text-properties style:font-name="Courier"/>
    </style:style>
    <style:style style:name="T7" style:family="text">
      <style:text-properties style:font-name="Courier" fo:font-weight="bold" style:font-weight-asian="bold" style:font-weight-complex="bold"/>
    </style:style>
    <style:style style:name="T8" style:family="text">
      <style:text-properties style:font-name="Courier" style:text-underline-style="none"/>
    </style:style>
    <style:style style:name="T9" style:family="text">
      <style:text-properties style:font-name="Courier"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color="#009933"/>
    </style:style>
    <style:style style:name="T12" style:family="text">
      <style:text-properties fo:color="#009933" style:font-name="Courier"/>
    </style:style>
    <style:style style:name="T13" style:family="text">
      <style:text-properties fo:color="#009933" style:font-name="Georgia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color="#009900"/>
    </style:style>
    <style:style style:name="T16" style:family="text">
      <style:text-properties fo:color="#009900" style:font-name="Georgia"/>
    </style:style>
    <style:style style:name="T17" style:family="text">
      <style:text-properties fo:color="#009900" fo:font-style="italic" style:font-style-asian="italic" style:font-style-complex="italic"/>
    </style:style>
    <style:style style:name="T18" style:family="text">
      <style:text-properties fo:color="#009900" style:font-name="Courier"/>
    </style:style>
    <style:style style:name="T19" style:family="text">
      <style:text-properties fo:color="#009900" style:font-name="Courier" style:text-underline-style="none"/>
    </style:style>
    <style:style style:name="T20" style:family="text">
      <style:text-properties style:text-position="super 58%"/>
    </style:style>
    <style:style style:name="T21" style:family="text">
      <style:text-properties style:text-underline-style="none"/>
    </style:style>
    <style:style style:name="T22" style:family="text">
      <style:text-properties style:font-name="Courier1" fo:font-weight="normal" style:font-weight-asian="normal" style:font-weight-complex="normal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span text:style-name="T1">Name:</text:span>______________________________________</text:p>
          </table:table-cell>
          <table:table-cell table:style-name="Table1.A1" office:value-type="string">
            <text:p text:style-name="P5"><text:span text:style-name="T1">Date:</text:span><text:span text:style-name="T2">____/____/________</text:span></text:p>
          </table:table-cell>
        </table:table-row>
      </table:table>
      <text:p text:style-name="P2"><text:span text:style-name="T1"><text:line-break/>Midterm #1 - Sample Questions<text:line-break/></text:span><text:span text:style-name="T14"><text:line-break/></text:span></text:p>
      <text:list xml:id="list507308595340429836" text:style-name="L1">
        <text:list-item>
          <text:p text:style-name="P12">Write out the result of this code. <text:s/>If there's output, write out what the code will output. <text:s/>If there's an error, write out why an error happened and how to fix it. (2 points)<text:line-break/><text:line-break/><text:span text:style-name="T6">distance = 150<text:line-break/>time = 10<text:line-break/>velocity = distance / time<text:line-break/>print(“The velocity is “ + velocity)<text:line-break/><text:line-break/></text:span><text:span text:style-name="T12">The result is an error: adding two types that cannot be added – a float and a string.</text:span><text:span text:style-name="T6"><text:line-break/></text:span><text:line-break/></text:p>
        </text:list-item>
        <text:list-item>
          <text:p text:style-name="P12">What is the resulting Boolean value for the following expressions? (4 points)<text:line-break/></text:p>
          <text:list>
            <text:list-item>
              <text:p text:style-name="P12"><text:span text:style-name="T6">False or True and False<text:tab/><text:tab/><text:tab/>a)___</text:span><text:span text:style-name="T12">False</text:span><text:span text:style-name="T6">_______</text:span><text:line-break/></text:p>
            </text:list-item>
            <text:list-item>
              <text:p text:style-name="P12"><text:span text:style-name="T6">True and not (9 &lt; 5)<text:tab/><text:tab/><text:tab/><text:tab/>b)___</text:span><text:span text:style-name="T12">True</text:span><text:span text:style-name="T6">________</text:span><text:line-break/></text:p>
            </text:list-item>
            <text:list-item>
              <text:p text:style-name="P12"><text:span text:style-name="T6">24 / 12 &gt;= 2 and "hello" != "goodbye"<text:tab/>c)___</text:span><text:span text:style-name="T12">True</text:span><text:span text:style-name="T6">________</text:span><text:line-break/></text:p>
            </text:list-item>
            <text:list-item>
              <text:p text:style-name="P12"><text:span text:style-name="T6">answer = "yeah"<text:tab/><text:tab/><text:tab/><text:tab/>d)___</text:span><text:span text:style-name="T12">True</text:span><text:span text:style-name="T6">________<text:line-break/>answer == "yes" or answer == "yeah"</text:span><text:line-break/></text:p>
            </text:list-item>
          </text:list>
        </text:list-item>
      </text:list>
      <text:p text:style-name="P1"/>
      <text:list xml:id="list946876877" text:continue-numbering="true" text:style-name="L1">
        <text:list-item>
          <text:p text:style-name="P15"><text:span text:style-name="T3">Some tricky ones. <text:s/>What is the resulting Boolean value for the following expressions? <text:s/>If there's an error, write error. <text:s/>(3 points)<text:tab/></text:span><text:span text:style-name="T6"><text:tab/><text:tab/><text:line-break/></text:span></text:p>
          <text:list>
            <text:list-item>
              <text:p text:style-name="P15"><text:span text:style-name="T6">55 != "hello"<text:tab/><text:tab/><text:tab/><text:tab/><text:tab/>a)___</text:span><text:span text:style-name="T12">True</text:span><text:span text:style-name="T6">________</text:span><text:span text:style-name="T3"><text:line-break/></text:span></text:p>
            </text:list-item>
            <text:list-item>
              <text:p text:style-name="P15"><text:span text:style-name="T6">"2" == 2<text:tab/><text:tab/><text:tab/><text:tab/><text:tab/>b)___</text:span><text:span text:style-name="T12">False</text:span><text:span text:style-name="T6">_______<text:line-break/></text:span></text:p>
            </text:list-item>
            <text:list-item>
              <text:p text:style-name="P16">"hello" &gt; 35<text:tab/><text:tab/><text:tab/><text:tab/><text:tab/>d)___<text:span text:style-name="T11">Error</text:span>_______<text:line-break/></text:p>
            </text:list-item>
          </text:list>
          <text:p text:style-name="P15"/>
        </text:list-item>
        <text:list-item>
          <text:p text:style-name="P15"><text:span text:style-name="T3">00001001 is _______</text:span><text:span text:style-name="T13">9</text:span><text:span text:style-name="T3">_____ <text:s/>in in decimal, and 38 is <text:s/>____</text:span><text:span text:style-name="T16">00100110</text:span><text:span text:style-name="T3">____ in binary. (1 point)<text:line-break/></text:span></text:p>
        </text:list-item>
        <text:list-item>
          <text:p text:style-name="P15"><text:span text:style-name="T3">What's the difference between a compiled and an interpreted language? (1 point)<text:line-break/><text:line-break/></text:span><text:span text:style-name="T16">A compiled language requires and explicit compilations step. <text:s/><text:line-break/><text:line-break/>(When a language is compiled, it means that it has to be translated into a form that the computer can understand by using a program called a compiler. <text:s/>An interpreted language, on the other hand, without the programmer having to run a separate translation process – it is done behind the scenes by the interpreter).<text:line-break/></text:span><text:span text:style-name="T3"><text:line-break/></text:span></text:p>
        </text:list-item>
        <text:list-item>
          <text:p text:style-name="P12">What is the output of this code if the user enters 5 (2 points)</text:p>
          <text:p text:style-name="P16"><text:line-break/>n = int(input('Number please!\n'))<text:line-break/>total = 0</text:p>
          <text:p text:style-name="P16">for number in range(1, n + 1):</text:p>
          <text:p text:style-name="P16"><text:s text:c="4"/>total += number</text:p>
          <text:p text:style-name="P16">print(total)<text:line-break/><text:line-break/><text:line-break/><text:line-break/><text:line-break/><text:line-break/><text:line-break/><text:line-break/><text:span text:style-name="T16">The output is 15</text:span><text:line-break/><text:span text:style-name="T3"><text:line-break/></text:span></text:p>
        </text:list-item>
        <text:list-item>
          <text:p text:style-name="P12">Create a <text:span text:style-name="T1">while</text:span> loop that prints out "Hi, how are you?" <text:span text:style-name="T1">forever</text:span>. <text:s/>(2 points)<text:line-break/><text:line-break/><text:span text:style-name="T10">Example Output</text:span>: <text:line-break/><text:line-break/><text:span text:style-name="T6">Hi, how are you?<text:tab/></text:span><text:span text:style-name="T12">while True:</text:span><text:span text:style-name="T6"><text:line-break/>.<text:tab/><text:tab/><text:tab/><text:tab/></text:span><text:span text:style-name="T12">print('Hi, how are you?')</text:span><text:span text:style-name="T6"><text:line-break/>.<text:line-break/>Hi, how are you?</text:span><text:line-break/></text:p>
        </text:list-item>
        <text:list-item>
          <text:p text:style-name="P12"><text:soft-page-break/>You've just been hired by a party planning partnership called Party People Plus (whew, that's a lot of p's). <text:s/>They would like you to <text:span text:style-name="T1">write a program that prints out numbers in a count down based on a value entered by the program's user</text:span>. <text:s/>(6 points)<text:line-break/><text:line-break/>The program should do the following: <text:line-break/></text:p>
          <text:list>
            <text:list-item>
              <text:p text:style-name="P12">ask the user for number (and store the number entered) by saying: "How long before the party!?"</text:p>
            </text:list-item>
            <text:list-item>
              <text:p text:style-name="P12">print out: <text:s/>"Here's the count down!"</text:p>
            </text:list-item>
            <text:list-item>
              <text:p text:style-name="P12">count down from the number entered to 1 by printing out each number</text:p>
            </text:list-item>
            <text:list-item>
              <text:p text:style-name="P12">if the current number in the countdown is less than or equal to three, surround the number with asterisks</text:p>
            </text:list-item>
            <text:list-item>
              <text:p text:style-name="P12">at the end of the countdown, print out: "Party Time!!!"</text:p>
            </text:list-item>
            <text:list-item>
              <text:p text:style-name="P12">Example Output:</text:p>
              <text:p text:style-name="P22"/>
              <text:p text:style-name="P23">How long before the party!?</text:p>
              <text:p text:style-name="P16">&gt; 5</text:p>
              <text:p text:style-name="P16">Here's the count down!</text:p>
              <text:p text:style-name="P16">5</text:p>
              <text:p text:style-name="P16">4</text:p>
              <text:p text:style-name="P16">*3*</text:p>
              <text:p text:style-name="P16">*2*</text:p>
              <text:p text:style-name="P16">*1*</text:p>
              <text:p text:style-name="P16">Party Time!!!<text:line-break/><text:line-break/><text:line-break/><text:line-break/><text:span text:style-name="T15">party_time = int(input("How long before the party!?\n&gt; "))</text:span></text:p>
              <text:p text:style-name="P19">for number in range(party_time, 0, -1):</text:p>
              <text:p text:style-name="P19"><text:s text:c="4"/>if number &gt; 3:</text:p>
              <text:p text:style-name="P19"><text:s text:c="8"/>print(number)</text:p>
              <text:p text:style-name="P19"><text:s text:c="4"/>else:</text:p>
              <text:p text:style-name="P19"><text:s text:c="8"/>print("*" + str(number) + "*")<text:line-break/></text:p>
              <text:p text:style-name="P16"><text:line-break/><text:line-break/></text:p>
            </text:list-item>
          </text:list>
          <text:p text:style-name="P12"><text:line-break/></text:p>
        </text:list-item>
        <text:list-item>
          <text:p text:style-name="P10">Write a program that prints out a daily budget for a vacation. (7 points)</text:p>
          <text:list>
            <text:list-item>
              <text:p text:style-name="P12"><text:span text:style-name="T1">ask the user for the number of days</text:span><text:span text:style-name="T2"> of their vacation, as well as their </text:span><text:span text:style-name="T1">destination</text:span></text:p>
            </text:list-item>
            <text:list-item>
              <text:p text:style-name="P12"><text:span text:style-name="T2">based on the number of days the vacation is, </text:span><text:span text:style-name="T1">ask for how much they're spending on each day</text:span><text:span text:style-name="T2"> (x is the day's number):<text:line-break/></text:span><text:span text:style-name="T9">How much are you spending on day [x]</text:span><text:span text:style-name="T2">?</text:span></text:p>
            </text:list-item>
            <text:list-item>
              <text:p text:style-name="P12"><text:span text:style-name="T2">once you're done, </text:span><text:span text:style-name="T1">print out a report</text:span><text:span text:style-name="T2"> with the </text:span><text:span text:style-name="T1">destination</text:span><text:span text:style-name="T2">, </text:span><text:span text:style-name="T1">total cost</text:span><text:span text:style-name="T2">, and </text:span><text:span text:style-name="T1">amount</text:span><text:span text:style-name="T2"> per day</text:span></text:p>
            </text:list-item>
            <text:list-item>
              <text:p text:style-name="P11"><text:span text:style-name="T5">hint: how can the printing of the report be delayed until the end of the program?</text:span><text:line-break/></text:p>
            </text:list-item>
          </text:list>
          <text:p text:style-name="P11"><text:span text:style-name="T10">Example Output</text:span>: </text:p>
          <text:p text:style-name="P21">How many days is your vacation?</text:p>
          <text:p text:style-name="P21">&gt; 2</text:p>
          <text:p text:style-name="P21">Where are you going?</text:p>
          <text:p text:style-name="P21">&gt; Ottawa</text:p>
          <text:p text:style-name="P21">How much are you spending on day 1?</text:p>
          <text:p text:style-name="P21">&gt; 100</text:p>
          <text:p text:style-name="P21">How much are you spending on day 2?</text:p>
          <text:p text:style-name="P21">&gt; 200</text:p>
          <text:p text:style-name="P21">Your vacation to Ottawa is $400</text:p>
          <text:p text:style-name="P21">day 1 - $100</text:p>
          <text:p text:style-name="P12"><text:span text:style-name="T22">day 2 - $200</text:span><text:line-break/><text:line-break/><text:span text:style-name="T18">days = int(input("How many days is your vacation?\n&gt; "))<text:line-break/>where = input("Where are you going?\n&gt; ")<text:line-break/>report = ''<text:line-break/>total = 0<text:line-break/>for day in range(1, days + 1):<text:line-break/> <text:s text:c="3"/>amt = int(input('How much are you spending on day ' + str(day) + '\n&gt; '))<text:line-break/> <text:s text:c="3"/>total += amt<text:line-break/> <text:s text:c="3"/>report += 'day ' + str(day) + ' - $' + str(amt) + '\n'</text:span></text:p>
          <text:p text:style-name="P19">print('Your vacation to ' + where + ' is ' + str(total))</text:p>
          <text:p text:style-name="P12"><text:span text:style-name="T18">print(report)</text:span><text:line-break/><text:line-break/><text:line-break/><text:line-break/><text:line-break/><text:line-break/><text:line-break/><text:line-break/><text:line-break/><text:line-break/></text:p>
        </text:list-item>
        <text:list-item>
          <text:p text:style-name="P12"><text:soft-page-break/>Define the following terms (1 and ½ points)<text:line-break/><text:line-break/>program: <text:s text:c="2"/><text:span text:style-name="T15">a sequence of instructions that specifies to a computer actions and computations to be performed</text:span><text:line-break/><text:line-break/>function: <text:span text:style-name="T15">a named sequence of statements that perform a specific task or a useful operation. <text:s/>Functions can optionally have inputs (parameters) and outputs (return value(s)).</text:span><text:line-break/><text:line-break/>call (as in call a function): <text:span text:style-name="T15">execute or </text:span><text:span text:style-name="T17">run </text:span><text:span text:style-name="T15">a function. <text:s/>To call a function add parentheses after the function name, and within those parentheses optionally add a comma separated list of arguments (leave parentheses empty if no arguments).</text:span><text:line-break/><text:line-break/></text:p>
        </text:list-item>
        <text:list-item>
          <text:p text:style-name="P12">Answer the questions in the right column about the condition snippet of code in the left column. (6 points)<text:line-break/>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6">Code</text:p>
          </table:table-cell>
          <table:table-cell table:style-name="Table4.A1" office:value-type="string">
            <text:p text:style-name="P6">Question 1</text:p>
          </table:table-cell>
          <table:table-cell table:style-name="Table4.C1" office:value-type="string">
            <text:p text:style-name="P6">Question 2</text:p>
          </table:table-cell>
        </table:table-row>
        <table:table-row>
          <table:table-cell table:style-name="Table4.A2" office:value-type="string">
            <text:p text:style-name="P7">answer = input(<text:span text:style-name="T3">"</text:span>Type something plz: <text:span text:style-name="T3">"</text:span>)<text:line-break/><text:line-break/>while answer != "yes" and answer != "yeah":</text:p>
            <text:p text:style-name="P7"><text:s text:c="4"/>print("I'm in yr while loop")</text:p>
            <text:p text:style-name="P7"><text:s text:c="4"/>answer = input(<text:span text:style-name="T3">"</text:span>Type something plz: <text:span text:style-name="T3">"</text:span>)</text:p>
          </table:table-cell>
          <table:table-cell table:style-name="Table4.A2" office:value-type="string">
            <text:p text:style-name="P4">If a user types in "no", what – if anything – would this program output?<text:line-break/><text:line-break/><text:span text:style-name="T12">I'm in yr while loop</text:span><text:line-break/></text:p>
          </table:table-cell>
          <table:table-cell table:style-name="Table4.C2" office:value-type="string">
            <text:p text:style-name="P4">Write down all of the values that a user could input to prevent the while loop from running.<text:line-break/><text:line-break/><text:span text:style-name="T12">yes or yeah</text:span></text:p>
          </table:table-cell>
        </table:table-row>
        <table:table-row>
          <table:table-cell table:style-name="Table4.A2" office:value-type="string">
            <text:p text:style-name="P7">answer = input("Type something plz: ")</text:p>
            <text:p text:style-name="P7">another = input("Type another thing plz: ")</text:p>
            <text:p text:style-name="P7"><text:line-break/>if answer == "no" and another == "n":</text:p>
            <text:p text:style-name="P7"><text:s text:c="4"/>print("Ohhh no!")</text:p>
            <text:p text:style-name="P7">elif answer == "yes" or another == "y":</text:p>
            <text:p text:style-name="P7"><text:s text:c="4"/>print("Yeaaahhhh")</text:p>
            <text:p text:style-name="P7">else:</text:p>
            <text:p text:style-name="P7"><text:s text:c="4"/>print("Huh?")</text:p>
            <text:p text:style-name="P7"/>
          </table:table-cell>
          <table:table-cell table:style-name="Table4.A2" office:value-type="string">
            <text:p text:style-name="P4">If a user types in the word "yes" for the first question and "comfy-pants" for the second, what – if anything – would this program output?<text:line-break/><text:line-break/><text:line-break/><text:span text:style-name="T12">Yeaaahhhh</text:span><text:line-break/></text:p>
          </table:table-cell>
          <table:table-cell table:style-name="Table4.C2" office:value-type="string">
            <text:p text:style-name="P4">What values must the user enter <text:s text:c="2"/>for this program to print "Ohhh no!"?<text:line-break/><text:line-break/><text:span text:style-name="T12">answer: no</text:span></text:p>
            <text:p text:style-name="P8">another: n</text:p>
          </table:table-cell>
        </table:table-row>
        <table:table-row>
          <table:table-cell table:style-name="Table4.A2" office:value-type="string">
            <text:p text:style-name="P7">def greet(name, num_exclamation_points):</text:p>
            <text:p text:style-name="P7"><text:s text:c="4"/>punctuation = '!' * num_exclamation_points</text:p>
            <text:p text:style-name="P7"><text:s text:c="4"/>print('Hi ' + name + punctuation)</text:p>
          </table:table-cell>
          <table:table-cell table:style-name="Table4.A2" office:value-type="string">
            <text:p text:style-name="P4">How many parameters does the function, greet, take?<text:line-break/><text:line-break/><text:span text:style-name="T12">2</text:span></text:p>
          </table:table-cell>
          <table:table-cell table:style-name="Table4.C2" office:value-type="string">
            <text:p text:style-name="P4">How would you call this function so that the output is “Hi Harriet!!!”?</text:p>
            <text:p text:style-name="P4"><text:line-break/><text:span text:style-name="T12">greet('Harriett', 3)</text:span></text:p>
          </table:table-cell>
        </table:table-row>
      </table:table>
      <text:list xml:id="list1114664527" text:continue-numbering="true" text:style-name="L1">
        <text:list-header>
          <text:p text:style-name="P12"/>
        </text:list-header>
      </text:list>
      <text:p text:style-name="P3"/>
      <text:list xml:id="list1475669566" text:continue-numbering="true" text:style-name="L1">
        <text:list-header>
          <text:p text:style-name="P16"><text:line-break/></text:p>
        </text:list-header>
        <text:list-item>
          <text:p text:style-name="P12">Write a program that <text:span text:style-name="T1">continually asks for numbers</text:span> <text:span text:style-name="T1">until the user enters three consecutive numbers that are all the same</text:span>. <text:s/>Once three consecutive numbers that are equal are entered, the program will <text:span text:style-name="T1">print out </text:span><text:span text:style-name="T7">'Done!'</text:span>. <text:s/>Assume that the user only enters numbers.<text:line-break/><text:line-break/>Hints: <text:s/></text:p>
          <text:list>
            <text:list-item>
              <text:p text:style-name="P12">you will have to keep track of a previous value (but how will you initialize it?)</text:p>
            </text:list-item>
            <text:list-item>
              <text:p text:style-name="P12">3 consecutive numbers means that the 1<text:span text:style-name="T20">st</text:span> in the series wasn't equal to a previous, but the next two are</text:p>
            </text:list-item>
          </text:list>
          <text:p text:style-name="P12"><text:line-break/><text:span text:style-name="T10">Example Output</text:span><text:span text:style-name="T21">:<text:line-break/></text:span><text:span text:style-name="T8">Please enter a number</text:span></text:p>
          <text:p text:style-name="P17">&gt; 5</text:p>
          <text:p text:style-name="P17">Please enter a number<text:line-break/>&gt; 5</text:p>
          <text:p text:style-name="P17">Please enter a number</text:p>
          <text:p text:style-name="P17">&gt; 7</text:p>
          <text:p text:style-name="P17">Please enter a number</text:p>
          <text:p text:style-name="P17">&gt; 7</text:p>
          <text:p text:style-name="P17">Please enter a number</text:p>
          <text:p text:style-name="P12"><text:span text:style-name="T8">&gt; 7<text:line-break/>Done!</text:span><text:span text:style-name="T21"><text:line-break/><text:line-break/></text:span><text:span text:style-name="T19">consecutive = 0</text:span></text:p>
          <text:p text:style-name="P20">prev = ''</text:p>
          <text:p text:style-name="P20">while consecutive &lt; 2:</text:p>
          <text:p text:style-name="P20"><text:s text:c="4"/>num = int(input('Please enter a number\n&gt; '))</text:p>
          <text:p text:style-name="P20"><text:s text:c="4"/>if prev == num:</text:p>
          <text:p text:style-name="P20"><text:s text:c="8"/>consecutive += 1</text:p>
          <text:p text:style-name="P20"><text:s text:c="4"/>else:</text:p>
          <text:p text:style-name="P20"><text:s text:c="8"/>consecutive = 0</text:p>
          <text:p text:style-name="P12"><text:span text:style-name="T19"><text:s text:c="4"/>prev = num</text:span><text:line-break/><text:line-break/><text:line-break/><text:line-break/><text:line-break/><text:line-break/><text:line-break/></text:p>
        </text:list-item>
        <text:list-item>
          <text:p text:style-name="P12"><text:soft-page-break/>Here is a partial implementation of a program that:<text:line-break/></text:p>
          <text:list>
            <text:list-item>
              <text:p text:style-name="P12"><text:span text:style-name="T1">generates a series of numbers, each a random value</text:span> from 1 through 11 </text:p>
            </text:list-item>
            <text:list-item>
              <text:p text:style-name="P12"><text:span text:style-name="T1">prints out</text:span> each generated number</text:p>
            </text:list-item>
            <text:list-item>
              <text:p text:style-name="P12"><text:span text:style-name="T1">keeps a running total of the generated numbers</text:span> <text:s/></text:p>
            </text:list-item>
            <text:list-item>
              <text:p text:style-name="P15"><text:span text:style-name="T4">stops printing</text:span><text:span text:style-name="T3"> the numbers when the <text:s/></text:span><text:span text:style-name="T4">sum</text:span><text:span text:style-name="T3"> of the numbers generated reaches </text:span><text:span text:style-name="T4">21 or over</text:span><text:span text:style-name="T3"><text:line-break/><text:line-break/>Fill in the blanks to complete the implementation. <text:s/>Example output is provided on the left. <text:s/>(5 points)<text:line-break/></text:span>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"><text:span text:style-name="T10">Example Run 1:</text:span><text:line-break/>7</text:p>
            <text:p text:style-name="P4">10</text:p>
            <text:p text:style-name="P4">5</text:p>
          </table:table-cell>
          <table:table-cell table:style-name="Table3.A1" office:value-type="string">
            <text:p text:style-name="P4"><text:span text:style-name="T10">Example Run 2:</text:span><text:line-break/>2</text:p>
            <text:p text:style-name="P4">8</text:p>
            <text:p text:style-name="P4">10</text:p>
            <text:p text:style-name="P4">6</text:p>
          </table:table-cell>
          <table:table-cell table:style-name="Table3.A1" office:value-type="string">
            <text:p text:style-name="P7">import <text:span text:style-name="T15">random</text:span><text:line-break/></text:p>
            <text:p text:style-name="P7">total = <text:s/><text:span text:style-name="T15">0</text:span><text:line-break/></text:p>
            <text:p text:style-name="P7">while total &lt; 21:<text:line-break/></text:p>
            <text:p text:style-name="P7"><text:s text:c="4"/>random_value = <text:span text:style-name="T15">random.randint(1, 11)</text:span><text:line-break/></text:p>
            <text:p text:style-name="P7"><text:s text:c="4"/>print(random_value)<text:line-break/></text:p>
            <text:p text:style-name="P7"><text:s text:c="4"/>total = total + <text:span text:style-name="T15">random_value</text:span><text:line-break/></text:p>
          </table:table-cell>
        </table:table-row>
      </table:table>
      <text:list xml:id="list98573617" text:continue-numbering="true" text:style-name="L1">
        <text:list-header>
          <text:p text:style-name="P13"><text:line-break/><text:line-break/></text:p>
        </text:list-header>
        <text:list-item>
          <text:p text:style-name="P12">This chart <text:s/>describes the order in which types of operators are evaluated, along with examples of each. <text:s/>Fill in the blanks: (4 points)<text:line-break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">Order Evaluated<text:line-break/>(1, 2, 3 or 4)</text:p>
          </table:table-cell>
          <table:table-cell table:style-name="Table2.A1" office:value-type="string">
            <text:p text:style-name="P6">Type of Operator</text:p>
          </table:table-cell>
          <table:table-cell table:style-name="Table2.C1" office:value-type="string">
            <text:p text:style-name="P6">Example Operator</text:p>
          </table:table-cell>
        </table:table-row>
        <table:table-row>
          <table:table-cell table:style-name="Table2.A2" office:value-type="float" office:value="3">
            <text:p text:style-name="P9">3</text:p>
          </table:table-cell>
          <table:table-cell table:style-name="Table2.B2" office:value-type="string">
            <text:p text:style-name="P4">Comparison</text:p>
          </table:table-cell>
          <table:table-cell table:style-name="Table2.C2" office:value-type="string">
            <text:p text:style-name="P9">&gt;, &lt;, &gt;=, &lt;=, ==, !=</text:p>
          </table:table-cell>
        </table:table-row>
        <table:table-row>
          <table:table-cell table:style-name="Table2.A2" office:value-type="float" office:value="4">
            <text:p text:style-name="P9">4</text:p>
          </table:table-cell>
          <table:table-cell table:style-name="Table2.B2" office:value-type="string">
            <text:p text:style-name="P4">Logical</text:p>
          </table:table-cell>
          <table:table-cell table:style-name="Table2.C2" office:value-type="string">
            <text:p text:style-name="P9">not, and, or</text:p>
          </table:table-cell>
        </table:table-row>
        <table:table-row>
          <table:table-cell table:style-name="Table2.A2" office:value-type="float" office:value="1">
            <text:p text:style-name="P9">1</text:p>
          </table:table-cell>
          <table:table-cell table:style-name="Table2.B2" office:value-type="string">
            <text:p text:style-name="P4">Parentheses</text:p>
          </table:table-cell>
          <table:table-cell table:style-name="Table2.C2" office:value-type="string">
            <text:p text:style-name="P9">()</text:p>
          </table:table-cell>
        </table:table-row>
        <table:table-row>
          <table:table-cell table:style-name="Table2.A2" office:value-type="float" office:value="2">
            <text:p text:style-name="P9">2</text:p>
          </table:table-cell>
          <table:table-cell table:style-name="Table2.B2" office:value-type="string">
            <text:p text:style-name="P4">Numeric and/or String Operators</text:p>
          </table:table-cell>
          <table:table-cell table:style-name="Table2.C2" office:value-type="string">
            <text:p text:style-name="P9">+, *, -, /</text:p>
          </table:table-cell>
        </table:table-row>
      </table:table>
      <text:list xml:id="list825706140" text:continue-numbering="true" text:style-name="L1">
        <text:list-header>
          <text:p text:style-name="P12"><text:line-break/></text:p>
        </text:list-header>
        <text:list-item>
          <text:p text:style-name="P15"><text:span text:style-name="T3">Use DeMorgan's law to write an equivalent if statement adjacent to the one shown below (1 point):<text:line-break/><text:line-break/></text:span><text:span text:style-name="T6">if not (age &gt;= 21 and has_id == True):<text:tab/>if __</text:span><text:span text:style-name="T18">not (age &gt;= 21) or not (has_id == True)</text:span><text:span text:style-name="T6">___:<text:line-break/><text:tab/>print(</text:span><text:span text:style-name="T6">"Not allowed in the pub")<text:tab/><text:tab/></text:span><text:span text:style-name="T6">print(</text:span><text:span text:style-name="T6">"Not allowed in the pub")</text:span></text:p>
          <text:p text:style-name="P16"/>
          <text:p text:style-name="P15"><text:span text:style-name="T3"><text:line-break/>Use logical opposites to remove nots from you answer above (1 point):<text:line-break/><text:line-break/></text:span><text:span text:style-name="T6">if ___</text:span><text:span text:style-name="T18">age &lt; 21 or has_id != True</text:span><text:span text:style-name="T6">___:</text:span><text:span text:style-name="T3"><text:line-break/></text:span><text:span text:style-name="T6"><text:tab/></text:span><text:span text:style-name="T6">print(</text:span><text:span text:style-name="T6">"Not allowed in the pub")</text:span><text:span text:style-name="T3"><text:line-break/></text:span></text:p>
        </text:list-item>
        <text:list-item>
          <text:p text:style-name="P15"><text:span text:style-name="T3">Write a program that asks for a length, width and height. It will calculate volume by multiplying all 3 values. It will output the volume and determine if the dimensions entered make the object larger, smaller or equal to a bread box -which we'll give an arbitrary value of 20. (5 points):<text:line-break/></text:span>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4"><text:span text:style-name="T3">What is the object's length?<text:line-break/>&gt; 5<text:line-break/>What is the object's width?<text:line-break/>&gt; 2<text:line-break/>What is the object's height?<text:line-break/>&gt; 3<text:line-break/>The objects volume is 30.<text:line-break/>The object is bigger than a bread box.</text:span></text:p>
          </table:table-cell>
          <table:table-cell table:style-name="Table5.A1" office:value-type="string">
            <text:list xml:id="list412585124" text:continue-numbering="true" text:style-name="L1">
              <text:list-header>
                <text:p text:style-name="P15"><text:span text:style-name="T3">What is the object's length?<text:line-break/>&gt; 4<text:line-break/>What is the object's width?</text:span></text:p>
                <text:p text:style-name="P16"><text:span text:style-name="T3">&gt; 1<text:line-break/>What is the object's height?<text:line-break/>&gt; 5<text:line-break/>The objects volume is 20.<text:line-break/>This must be a bread box!</text:span></text:p>
              </text:list-header>
            </text:list>
          </table:table-cell>
          <table:table-cell table:style-name="Table5.A1" office:value-type="string">
            <text:list xml:id="list2049783610" text:continue-numbering="true" text:style-name="L1">
              <text:list-header>
                <text:p text:style-name="P15"><text:span text:style-name="T3">What is the object's length?<text:line-break/>&gt; 2<text:line-break/>What is the object's width?</text:span></text:p>
                <text:p text:style-name="P16"><text:span text:style-name="T3">&gt; 2<text:line-break/>What is the object's height?<text:line-break/>&gt; 1<text:line-break/>The objects volume is 4.<text:line-break/>The object is smaller than a bread box.</text:span></text:p>
              </text:list-header>
            </text:list>
          </table:table-cell>
        </table:table-row>
      </table:table>
      <text:list xml:id="list589285154" text:continue-numbering="true" text:style-name="L1">
        <text:list-header>
          <text:p text:style-name="P15"><text:span text:style-name="T3"/></text:p>
          <text:p text:style-name="P19">length = int(input("What is the object's length?\n&gt; "))</text:p>
          <text:p text:style-name="P19">width = int(input("What is the object's width?\n&gt; "))</text:p>
          <text:p text:style-name="P19">height = int(input("What is the object's height?\n&gt; "))<text:line-break/>volume = <text:s/>length * width * height</text:p>
          <text:p text:style-name="P19">print("The object's volume is " + str(volume))</text:p>
          <text:p text:style-name="P19">if volume == 20:</text:p>
          <text:list>
            <text:list-header>
              <text:p text:style-name="P19">print('This must be a bread box')</text:p>
            </text:list-header>
          </text:list>
        </text:list-header>
      </text:list>
      <text:p text:style-name="P18"><text:tab/>elif volume &gt; 20:<text:line-break/><text:tab/> <text:s text:c="3"/>print('The object is bigger than a bread box')<text:line-break/><text:tab/>elif volume &lt; 20:</text:p>
      <text:list xml:id="list1877304019" text:continue-numbering="true" text:style-name="L1">
        <text:list-header>
          <text:p text:style-name="P19"><text:s text:c="4"/>print('The object is smaller than a bread box')</text:p>
          <text:p text:style-name="P19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Courier1" svg:font-family="Courier"/>
    <style:font-face style:name="Georgia1" svg:font-family="Georgia"/>
    <style:font-face style:name="OpenSymbol" svg:font-family="OpenSymbol"/>
    <style:font-face style:name="Courier" svg:font-family="Courier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Versoza</meta:initial-creator>
    <meta:creation-date>2012-09-30T19:13:19</meta:creation-date>
    <dc:date>2017-02-15T16:13:09</dc:date>
    <dc:creator>Joe Versoza</dc:creator>
    <meta:editing-duration>P5DT8H1M30S</meta:editing-duration>
    <meta:editing-cycles>56</meta:editing-cycles>
    <meta:generator>OpenOffice/4.1.1$Unix OpenOffice.org_project/411m6$Build-9775</meta:generator>
    <meta:printed-by>Joseph Versoza</meta:printed-by>
    <meta:print-date>2013-10-03T22:58:52</meta:print-date>
    <meta:document-statistic meta:table-count="5" meta:image-count="0" meta:object-count="0" meta:page-count="4" meta:paragraph-count="163" meta:word-count="1621" meta:character-count="9091"/>
  </office:meta>
</office:document-meta>
</file>